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Data</text:p>
          </table:table-cell>
          <table:table-cell table:number-columns-repeated="3"/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[…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clo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2:06:06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9:51:44.166000000</meta:creation-date>
    <dc:date>2020-04-26T22:06:23.134000000</dc:date>
    <meta:editing-duration>PT20M51S</meta:editing-duration>
    <meta:editing-cycles>9</meta:editing-cycles>
    <meta:generator>LibreOffice/6.3.3.2$Windows_X86_64 LibreOffice_project/a64200df03143b798afd1ec74a12ab50359878ed</meta:generator>
    <meta:document-statistic meta:table-count="1" meta:cell-count="25" meta:object-count="0"/>
  </office:meta>
</office:document-meta>
</file>